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ryImpl.getSelectPropertie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QueryImpl.getSelecto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Impl.needsSystemT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Impl.visit( AndQueryNode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Impl.execute( long offset , long limi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QueryImpl.visit( NodeTypeQueryNode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ueryImpl.QueryImpl( SessionImpl session , ItemManager itemMgr , SearchIndex index , PropertyTypeRegistry propReg , String statement , String language , QueryNode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